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_32_3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Hiperv_237_nculo" style:data-style-name="N0">
      <style:text-properties fo:color="#0563C1" style:text-underline-style="solid" style:text-underline-type="single"/>
    </style:style>
    <style:style style:name="ce12" style:family="table-cell" style:parent-style-name="Hiperv_237_nculo" style:data-style-name="N0">
      <style:table-cell-properties fo:border="thin solid #000000" style:vertical-align="middle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10.292291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7.9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E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consumidor_2024_0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 ENERO<text:span text:style-name="T1"><text:s/></text:span>2024, permite dar seguimiento a la evolución de las actitudes y expectativas de los consumidores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4">
            <text:p><text:a xlink:href="http://www.ecuadorencifra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4-02-14T00:00:00" table:style-name="ce5">
            <text:p>2024-02-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Archivo maestro</text:p>
          </table:table-cell>
          <table:table-cell office:value-type="string" table:style-name="ce3">
            <text:p>Base de Datos de la Encuesta Nacional de Empleo, Desempleo y Subempleo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6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Responsable</text:p>
          </table:table-cell>
          <table:table-cell office:value-type="string" table:style-name="ce8">
            <text:p><text:a xlink:href="mailto:William_Villavicencio@inec.gob.ec">William_Villavicencio@inec.gob.ec<text:s/>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nguaje</text:p>
          </table:table-cell>
          <table:table-cell office:value-type="string" table:style-name="ce9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Etiquetas</text:p>
          </table:table-cell>
          <table:table-cell office:value-type="string" table:style-name="ce3">
            <text:p>Enemdu, consumido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URI</text:p>
          </table:table-cell>
          <table:table-cell office:value-type="string" table:style-name="ce12">
            <text:p><text:a xlink:href="https://www.ecuadorencifras.gob.ec/documentos/web-inec/EMPLEO/2024/Enero_2024/2_BDD_DATOS_ABIERTOS_ENEMDU_2024_01_CSV.zip">https://www.ecuadorencifras.gob.ec/documentos/web-inec/EMPLEO/2024/Enero_2024/2_BDD_DATOS_ABIERTOS_ENEMDU_2024_01_CSV.zip</text:a>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style-name="ce11"/>
          <table:table-cell table:number-columns-repeated="16382"/>
        </table:table-row>
        <table:table-row table:number-rows-repeated="104855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iperv_237_nculo_32_2" style:display-name="Hipervínculo 2" style:family="table-cell" style:data-style-name="N0">
      <style:text-properties fo:color="#0563C1" style:text-underline-style="solid" style:text-underline-type="single"/>
    </style: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INEC Mariuxi Tutin</dc:creator>
    <meta:creation-date>2020-12-02T17:01:11Z</meta:creation-date>
    <dc:date>2024-02-14T17:16:39Z</dc:date>
  </office:meta>
</office:document-meta>
</file>